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49292" officeooo:paragraph-rsid="00049292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normal" officeooo:rsid="000494e3" officeooo:paragraph-rsid="000494e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4b13c" officeooo:paragraph-rsid="0004b1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5274c" officeooo:paragraph-rsid="0005274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68f88" officeooo:paragraph-rsid="00068f88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82a93" officeooo:paragraph-rsid="00082a9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97f70" officeooo:paragraph-rsid="00097f7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0add66" officeooo:paragraph-rsid="000add66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b1b7e" officeooo:paragraph-rsid="000b1b7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0ce753" officeooo:paragraph-rsid="000ce753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0e28ba" officeooo:paragraph-rsid="000e28ba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f20a1" officeooo:paragraph-rsid="000f20a1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fa494" officeooo:paragraph-rsid="000fa494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0e562" officeooo:paragraph-rsid="0010e56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15261" officeooo:paragraph-rsid="00115261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bold" officeooo:rsid="000add66" officeooo:paragraph-rsid="000add66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097f70" officeooo:paragraph-rsid="00097f70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0494e3" officeooo:paragraph-rsid="000494e3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0add66" officeooo:paragraph-rsid="000add66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fa494" officeooo:paragraph-rsid="000fa494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0ce753" officeooo:paragraph-rsid="000ce753" style:font-size-asian="12.25pt" style:font-weight-asian="bold" style:font-size-complex="14pt" style:font-weight-complex="bold"/>
    </style:style>
    <style:style style:name="P22" style:family="paragraph" style:parent-style-name="Standard">
      <style:paragraph-properties>
        <style:tab-stops>
          <style:tab-stop style:position="4.313cm"/>
        </style:tab-stops>
      </style:paragraph-properties>
      <style:text-properties fo:font-size="22pt" style:text-underline-style="solid" style:text-underline-width="auto" style:text-underline-color="font-color" fo:font-weight="bold" officeooo:rsid="00097f70" officeooo:paragraph-rsid="00097f70" fo:background-color="#cccccc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22pt" style:text-underline-style="solid" style:text-underline-width="auto" style:text-underline-color="font-color" fo:font-weight="bold" officeooo:rsid="000add66" officeooo:paragraph-rsid="000add66" fo:background-color="#cccccc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28pt" style:text-underline-style="solid" style:text-underline-width="auto" style:text-underline-color="font-color" fo:font-weight="bold" officeooo:rsid="00049292" style:font-size-asian="28pt" style:font-weight-asian="bold" style:font-size-complex="28pt" style:font-weight-complex="bold"/>
    </style:style>
    <style:style style:name="P25" style:family="paragraph" style:parent-style-name="Standard">
      <style:text-properties fo:color="#cc7832" style:font-name="JetBrains Mono" fo:font-size="10pt" fo:font-style="normal" style:text-underline-style="none" fo:font-weight="normal" officeooo:rsid="000e28ba" officeooo:paragraph-rsid="000e28ba" style:font-size-asian="10pt" style:font-style-asian="normal" style:font-weight-asian="normal" style:font-size-complex="14pt" style:font-weight-complex="normal"/>
    </style:style>
    <style:style style:name="P26" style:family="paragraph" style:parent-style-name="Standard" style:list-style-name="L1">
      <style:text-properties fo:font-size="14pt" style:text-underline-style="none" fo:font-weight="normal" officeooo:rsid="000494e3" officeooo:paragraph-rsid="000494e3" style:font-size-asian="12.25pt" style:font-weight-asian="normal" style:font-size-complex="14pt" style:font-weight-complex="normal"/>
    </style:style>
    <style:style style:name="P27" style:family="paragraph" style:parent-style-name="Standard" style:list-style-name="L2">
      <style:text-properties fo:font-size="14pt" style:text-underline-style="none" fo:font-weight="normal" officeooo:rsid="0004b13c" officeooo:paragraph-rsid="0004b13c" style:font-size-asian="12.25pt" style:font-weight-asian="normal" style:font-size-complex="14pt" style:font-weight-complex="normal"/>
    </style:style>
    <style:style style:name="P28" style:family="paragraph" style:parent-style-name="Standard" style:list-style-name="L2">
      <style:text-properties fo:font-size="14pt" style:text-underline-style="none" fo:font-weight="normal" officeooo:rsid="0004b13c" officeooo:paragraph-rsid="0005274c" style:font-size-asian="12.25pt" style:font-weight-asian="normal" style:font-size-complex="14pt" style:font-weight-complex="normal"/>
    </style:style>
    <style:style style:name="P29" style:family="paragraph" style:parent-style-name="Standard" style:list-style-name="L2">
      <style:text-properties fo:font-size="14pt" style:text-underline-style="none" fo:font-weight="normal" officeooo:rsid="0005274c" officeooo:paragraph-rsid="0005274c" style:font-size-asian="12.25pt" style:font-weight-asian="normal" style:font-size-complex="14pt" style:font-weight-complex="normal"/>
    </style:style>
    <style:style style:name="P30" style:family="paragraph" style:parent-style-name="Standard" style:list-style-name="L3">
      <style:text-properties fo:font-size="14pt" style:text-underline-style="none" fo:font-weight="normal" officeooo:rsid="00068f88" officeooo:paragraph-rsid="00068f88" style:font-size-asian="12.25pt" style:font-weight-asian="normal" style:font-size-complex="14pt" style:font-weight-complex="normal"/>
    </style:style>
    <style:style style:name="P31" style:family="paragraph" style:parent-style-name="Standard" style:list-style-name="L4">
      <style:text-properties fo:font-size="14pt" style:text-underline-style="none" fo:font-weight="normal" officeooo:rsid="00115261" officeooo:paragraph-rsid="00115261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style:text-underline-style="none" fo:font-weight="normal" officeooo:rsid="0013ef94" officeooo:paragraph-rsid="0013ef94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style:text-underline-style="none" fo:font-weight="normal" officeooo:rsid="001550bf" officeooo:paragraph-rsid="001550bf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style:text-underline-style="none" fo:font-weight="normal" officeooo:rsid="00157cd9" officeooo:paragraph-rsid="00157cd9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style:text-underline-style="none" fo:font-weight="normal" officeooo:rsid="00168910" officeooo:paragraph-rsid="00168910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style:text-underline-style="none" fo:font-weight="normal" officeooo:rsid="00180860" officeooo:paragraph-rsid="00180860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4pt" style:text-underline-style="none" fo:font-weight="normal" officeooo:rsid="001bc4c7" officeooo:paragraph-rsid="001bc4c7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1d89e9" officeooo:paragraph-rsid="001d89e9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1f015c" officeooo:paragraph-rsid="001f015c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1f015c" officeooo:paragraph-rsid="001f5519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1f015c" officeooo:paragraph-rsid="00248fd1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style:text-underline-style="none" fo:font-weight="normal" officeooo:rsid="001f015c" officeooo:paragraph-rsid="0024bfd2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style:text-underline-style="none" fo:font-weight="normal" officeooo:rsid="001f5519" officeooo:paragraph-rsid="001f5519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4pt" style:text-underline-style="none" fo:font-weight="normal" officeooo:rsid="001f8a0a" officeooo:paragraph-rsid="001f8a0a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size="14pt" style:text-underline-style="none" fo:font-weight="normal" officeooo:rsid="002091a3" officeooo:paragraph-rsid="002091a3" style:font-size-asian="12.25pt" style:font-weight-asian="normal" style:font-size-complex="14pt" style:font-weight-complex="normal"/>
    </style:style>
    <style:style style:name="P46" style:family="paragraph" style:parent-style-name="Standard" style:list-style-name="L5">
      <style:text-properties fo:font-size="14pt" style:text-underline-style="none" fo:font-weight="normal" officeooo:rsid="002091a3" officeooo:paragraph-rsid="002091a3" style:font-size-asian="12.25pt" style:font-weight-asian="normal" style:font-size-complex="14pt" style:font-weight-complex="normal"/>
    </style:style>
    <style:style style:name="P47" style:family="paragraph" style:parent-style-name="Standard">
      <style:text-properties fo:font-size="14pt" style:text-underline-style="none" fo:font-weight="normal" officeooo:rsid="0020e1da" officeooo:paragraph-rsid="0020e1da" style:font-size-asian="12.25pt" style:font-weight-asian="normal" style:font-size-complex="14pt" style:font-weight-complex="normal"/>
    </style:style>
    <style:style style:name="P48" style:family="paragraph" style:parent-style-name="Standard">
      <style:text-properties fo:font-size="14pt" style:text-underline-style="none" fo:font-weight="normal" officeooo:rsid="00220128" officeooo:paragraph-rsid="00220128" style:font-size-asian="12.25pt" style:font-weight-asian="normal" style:font-size-complex="14pt" style:font-weight-complex="normal"/>
    </style:style>
    <style:style style:name="P49" style:family="paragraph" style:parent-style-name="Standard">
      <style:text-properties fo:font-size="14pt" style:text-underline-style="none" fo:font-weight="normal" officeooo:rsid="0022b6ae" officeooo:paragraph-rsid="0022b6ae" style:font-size-asian="12.25pt" style:font-weight-asian="normal" style:font-size-complex="14pt" style:font-weight-complex="normal"/>
    </style:style>
    <style:style style:name="P50" style:family="paragraph" style:parent-style-name="Standard" style:list-style-name="L6">
      <style:text-properties fo:font-size="14pt" style:text-underline-style="none" fo:font-weight="normal" officeooo:rsid="0022b6ae" officeooo:paragraph-rsid="0022b6ae" style:font-size-asian="12.25pt" style:font-weight-asian="normal" style:font-size-complex="14pt" style:font-weight-complex="normal"/>
    </style:style>
    <style:style style:name="P51" style:family="paragraph" style:parent-style-name="Standard" style:list-style-name="L7">
      <style:text-properties fo:font-size="14pt" style:text-underline-style="none" fo:font-weight="normal" officeooo:rsid="0024101b" officeooo:paragraph-rsid="0024101b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style:text-underline-style="none" fo:font-weight="normal" officeooo:rsid="0024101b" officeooo:paragraph-rsid="0024101b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style:text-underline-style="none" fo:font-weight="normal" officeooo:rsid="00248fd1" officeooo:paragraph-rsid="001f5519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style:text-underline-style="none" fo:font-weight="normal" officeooo:rsid="00248fd1" officeooo:paragraph-rsid="00248fd1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style:text-underline-style="none" fo:font-weight="normal" officeooo:rsid="00248fd1" officeooo:paragraph-rsid="0024bfd2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style:text-underline-style="none" fo:font-weight="normal" officeooo:rsid="0024bfd2" officeooo:paragraph-rsid="0024bfd2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style:text-underline-style="none" fo:font-weight="bold" officeooo:rsid="0022b6ae" officeooo:paragraph-rsid="0022b6ae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none" fo:font-weight="bold" officeooo:rsid="00220128" officeooo:paragraph-rsid="00220128" style:font-size-asian="12.25pt" style:font-weight-asian="bold" style:font-size-complex="14pt" style:font-weight-complex="bold"/>
    </style:style>
    <style:style style:name="P59" style:family="paragraph" style:parent-style-name="Standard">
      <style:text-properties fo:font-size="14pt" style:text-underline-style="none" fo:font-weight="bold" officeooo:rsid="001f5519" officeooo:paragraph-rsid="001f5519" style:font-size-asian="12.25pt" style:font-weight-asian="bold" style:font-size-complex="14pt" style:font-weight-complex="bold"/>
    </style:style>
    <style:style style:name="P60" style:family="paragraph" style:parent-style-name="Standard">
      <style:text-properties fo:font-size="14pt" style:text-underline-style="none" fo:font-weight="bold" officeooo:rsid="0020e1da" officeooo:paragraph-rsid="0020e1da" style:font-size-asian="12.25pt" style:font-weight-asian="bold" style:font-size-complex="14pt" style:font-weight-complex="bold"/>
    </style:style>
    <style:style style:name="P61" style:family="paragraph" style:parent-style-name="Standard">
      <style:text-properties fo:font-size="14pt" style:text-underline-style="none" fo:font-weight="bold" officeooo:rsid="00180860" officeooo:paragraph-rsid="00180860" fo:background-color="#cccccc" style:font-size-asian="12.25pt" style:font-weight-asian="bold" style:font-size-complex="14pt" style:font-weight-complex="bold"/>
    </style:style>
    <style:style style:name="P62" style:family="paragraph" style:parent-style-name="Standard">
      <style:text-properties fo:font-size="14pt" style:text-underline-style="none" fo:font-weight="bold" officeooo:rsid="00168910" officeooo:paragraph-rsid="00168910" fo:background-color="#cccccc" style:font-size-asian="12.25pt" style:font-weight-asian="bold" style:font-size-complex="14pt" style:font-weight-complex="bold"/>
    </style:style>
    <style:style style:name="P63" style:family="paragraph" style:parent-style-name="Standard">
      <style:text-properties fo:font-size="14pt" style:text-underline-style="none" fo:font-weight="bold" officeooo:rsid="0013ef94" officeooo:paragraph-rsid="0013ef94" fo:background-color="#cccccc" style:font-size-asian="12.25pt" style:font-weight-asian="bold" style:font-size-complex="14pt" style:font-weight-complex="bold"/>
    </style:style>
    <style:style style:name="P64" style:family="paragraph" style:parent-style-name="Standard">
      <style:text-properties fo:font-size="14pt" style:text-underline-style="none" fo:font-weight="bold" officeooo:rsid="001bc4c7" officeooo:paragraph-rsid="001bc4c7" fo:background-color="#cccccc" style:font-size-asian="12.25pt" style:font-weight-asian="bold" style:font-size-complex="14pt" style:font-weight-complex="bold"/>
    </style:style>
    <style:style style:name="P65" style:family="paragraph" style:parent-style-name="Standard">
      <style:text-properties fo:font-size="14pt" fo:font-style="italic" style:text-underline-style="none" fo:font-weight="bold" officeooo:rsid="0023162e" officeooo:paragraph-rsid="0023162e" style:font-size-asian="12.25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variant="normal" fo:text-transform="none" fo:color="#292929" style:font-name="source-serif-pro" fo:font-size="15pt" fo:letter-spacing="normal" fo:font-style="normal" style:text-underline-style="none" fo:font-weight="normal" officeooo:rsid="00180860" officeooo:paragraph-rsid="00180860" style:font-size-asian="12.25pt" style:font-weight-asian="normal" style:font-size-complex="14pt" style:font-weight-complex="normal"/>
    </style:style>
    <style:style style:name="P67" style:family="paragraph" style:parent-style-name="Standard">
      <style:text-properties officeooo:paragraph-rsid="00248fd1"/>
    </style:style>
    <style:style style:name="P68" style:family="paragraph" style:parent-style-name="Standard">
      <style:text-properties officeooo:paragraph-rsid="0024bfd2"/>
    </style:style>
    <style:style style:name="T1" style:family="text">
      <style:text-properties fo:font-size="28pt" style:text-underline-style="solid" style:text-underline-width="auto" style:text-underline-color="font-color" fo:font-weight="bold" officeooo:rsid="00049292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94e3"/>
    </style:style>
    <style:style style:name="T4" style:family="text">
      <style:text-properties officeooo:rsid="0005274c"/>
    </style:style>
    <style:style style:name="T5" style:family="text">
      <style:text-properties fo:background-color="#cccccc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fo:color="#cc7832" style:font-name="JetBrains Mono" fo:font-size="10pt" fo:font-style="normal" style:font-size-asian="10pt" style:font-style-asian="normal"/>
    </style:style>
    <style:style style:name="T8" style:family="text">
      <style:text-properties fo:color="#cc7832" style:font-name="JetBrains Mono" fo:font-size="10pt" fo:font-style="normal" style:font-size-asian="10pt" style:font-style-asian="normal"/>
    </style:style>
    <style:style style:name="T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11" style:family="text">
      <style:text-properties fo:color="#ffc66d" style:font-name="JetBrains Mono" fo:font-size="10pt" fo:font-style="normal" style:font-size-asian="10pt" style:font-style-asian="normal"/>
    </style:style>
    <style:style style:name="T12" style:family="text">
      <style:text-properties fo:color="#ffc66d" style:font-name="JetBrains Mono" fo:font-size="10pt" fo:font-style="normal" style:font-size-asian="10pt" style:font-style-asian="normal"/>
    </style:style>
    <style:style style:name="T13" style:family="text">
      <style:text-properties fo:color="#ffc66d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14" style:family="text">
      <style:text-properties fo:color="#a9b7c6" style:font-name="JetBrains Mono" fo:font-size="10pt" fo:font-style="normal" style:font-size-asian="10pt" style:font-style-asian="normal"/>
    </style:style>
    <style:style style:name="T15" style:family="text">
      <style:text-properties fo:color="#a9b7c6" style:font-name="JetBrains Mono" fo:font-size="10pt" fo:font-style="normal" style:font-size-asian="10pt" style:font-style-asian="normal"/>
    </style:style>
    <style:style style:name="T16" style:family="text">
      <style:text-properties fo:color="#a9b7c6" style:font-name="JetBrains Mono" fo:font-size="10pt" fo:font-style="normal" officeooo:rsid="001f015c" style:font-size-asian="10pt" style:font-style-asian="normal"/>
    </style:style>
    <style:style style:name="T1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19" style:family="text">
      <style:text-properties fo:color="#6897bb" style:font-name="JetBrains Mono" fo:font-size="10pt" fo:font-style="normal" style:font-size-asian="10pt" style:font-style-asian="normal"/>
    </style:style>
    <style:style style:name="T20" style:family="text">
      <style:text-properties fo:color="#6897bb" style:font-name="JetBrains Mono" fo:font-size="10pt" fo:font-style="normal" style:font-size-asian="10pt" style:font-style-asian="normal"/>
    </style:style>
    <style:style style:name="T2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897bb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23" style:family="text">
      <style:text-properties fo:color="#8888c6" style:font-name="JetBrains Mono" fo:font-size="10pt" fo:font-style="normal" style:font-size-asian="10pt" style:font-style-asian="normal"/>
    </style:style>
    <style:style style:name="T24" style:family="text">
      <style:text-properties fo:color="#8888c6" style:font-name="JetBrains Mono" fo:font-size="10pt" fo:font-style="normal" style:font-size-asian="10pt" style:font-style-asian="normal"/>
    </style:style>
    <style:style style:name="T25" style:family="text">
      <style:text-properties fo:color="#8888c6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26" style:family="text">
      <style:text-properties fo:color="#6a8759" style:font-name="JetBrains Mono" fo:font-size="10pt" fo:font-style="normal" style:font-size-asian="10pt" style:font-style-asian="normal"/>
    </style:style>
    <style:style style:name="T27" style:family="text">
      <style:text-properties fo:color="#6a8759" style:font-name="JetBrains Mono" fo:font-size="10pt" fo:font-style="normal" style:font-size-asian="10pt" style:font-style-asian="normal"/>
    </style:style>
    <style:style style:name="T2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8759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30" style:family="text">
      <style:text-properties fo:color="#aa4926" style:font-name="JetBrains Mono" fo:font-size="10pt" fo:font-style="normal" style:font-size-asian="10pt" style:font-style-asian="normal"/>
    </style:style>
    <style:style style:name="T31" style:family="text">
      <style:text-properties fo:color="#aa4926" style:font-name="JetBrains Mono" fo:font-size="10pt" fo:font-style="normal" style:font-size-asian="10pt" style:font-style-asian="normal"/>
    </style:style>
    <style:style style:name="T32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200b2" style:font-name="JetBrains Mono" fo:font-size="10pt" fo:font-style="normal" style:font-size-asian="10pt" style:font-style-asian="normal"/>
    </style:style>
    <style:style style:name="T34" style:family="text">
      <style:text-properties fo:color="#94558d" style:font-name="JetBrains Mono" fo:font-size="10pt" fo:font-style="normal" style:font-size-asian="10pt" style:font-style-asian="normal"/>
    </style:style>
    <style:style style:name="T35" style:family="text">
      <style:text-properties fo:color="#bbb529" style:font-name="JetBrains Mono" fo:font-size="10pt" fo:font-style="normal" style:font-size-asian="10pt" style:font-style-asian="normal"/>
    </style:style>
    <style:style style:name="T36" style:family="text">
      <style:text-properties fo:color="#bbb529" style:font-name="JetBrains Mono" fo:font-size="10pt" fo:font-style="normal" style:text-underline-style="none" fo:font-weight="normal" officeooo:rsid="001f015c" style:font-size-asian="10pt" style:font-style-asian="normal" style:font-weight-asian="normal" style:font-size-complex="14pt" style:font-weight-complex="normal"/>
    </style:style>
    <style:style style:name="T37" style:family="text">
      <style:text-properties fo:color="#808080" style:font-name="JetBrains Mono" fo:font-size="10pt" fo:font-style="normal" style:font-size-asian="10pt" style:font-style-asian="normal"/>
    </style:style>
    <style:style style:name="T38" style:family="text">
      <style:text-properties officeooo:rsid="002091a3"/>
    </style:style>
    <style:style style:name="T39" style:family="text">
      <style:text-properties officeooo:rsid="0024101b"/>
    </style:style>
    <style:style style:name="T40" style:family="text">
      <style:text-properties style:text-underline-style="solid" style:text-underline-width="auto" style:text-underline-color="font-color" fo:background-color="#ffd8ce" loext:char-shading-value="0"/>
    </style:style>
    <style:style style:name="T41" style:family="text">
      <style:text-properties fo:background-color="#ffd8ce" loext:char-shading-value="0"/>
    </style:style>
    <style:style style:name="T42" style:family="text">
      <style:text-properties fo:font-size="14pt" style:text-underline-style="none" fo:font-weight="normal" officeooo:rsid="001f015c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tab/><text:span text:style-name="T1">Pytest</text:span></text:p>
      <text:p text:style-name="P24"/>
      <text:p text:style-name="P1">It is the testing framework based on python. <text:span text:style-name="T3">It is used to write and execute test codes . It is mainly used for API testing </text:span></text:p>
      <text:p text:style-name="P1"/>
      <text:p text:style-name="P18">Features of pytest</text:p>
      <text:p text:style-name="P2"/>
      <text:list xml:id="list1672251124" text:style-name="L1">
        <text:list-item>
          <text:p text:style-name="P26">can be used to run doc tests and unit tests</text:p>
        </text:list-item>
        <text:list-item>
          <text:p text:style-name="P26">gives useful failure information without the use of debuggers</text:p>
        </text:list-item>
        <text:list-item>
          <text:p text:style-name="P26">can be written as a function or method</text:p>
        </text:list-item>
        <text:list-item>
          <text:p text:style-name="P26">has usedul plugins</text:p>
        </text:list-item>
      </text:list>
      <text:p text:style-name="P2"/>
      <text:p text:style-name="P18">Advantages </text:p>
      <text:list xml:id="list1438579315" text:style-name="L2">
        <text:list-item>
          <text:p text:style-name="P27">It is open-source.</text:p>
        </text:list-item>
        <text:list-item>
          <text:p text:style-name="P28">It can skip tests </text:p>
        </text:list-item>
        <text:list-item>
          <text:p text:style-name="P28">automatically detect the tests</text:p>
        </text:list-item>
        <text:list-item>
          <text:p text:style-name="P27">run <text:span text:style-name="T4">tests in</text:span> parallel</text:p>
        </text:list-item>
        <text:list-item>
          <text:p text:style-name="P29">can run specific test or a subset of tests</text:p>
        </text:list-item>
      </text:list>
      <text:p text:style-name="P4"/>
      <text:p text:style-name="P5"><text:span text:style-name="T2">Pytest syntax for writing tests</text:span> </text:p>
      <text:p text:style-name="P5"/>
      <text:list xml:id="list2305185157" text:style-name="L3">
        <text:list-item>
          <text:p text:style-name="P30">file name should start or end with “ test ” as in test_example.py or example_test.py</text:p>
        </text:list-item>
        <text:list-item>
          <text:p text:style-name="P30">if tests are defined as methods on a class , the class name should start with “Test” as in TestExample . The class should not have an __init__ method.</text:p>
        </text:list-item>
        <text:list-item>
          <text:p text:style-name="P30">Test method names or function names should start with “ test_ ” , as in test_example . Methods with names that don’t match this pattern won’t be executes as tests .</text:p>
        </text:list-item>
      </text:list>
      <text:p text:style-name="P5"/>
      <text:p text:style-name="P5"/>
      <text:p text:style-name="P6">It will give output of log keyword 1 testcase passed</text:p>
      <text:p text:style-name="P5">------------------pytest Demo_pytest/test_sample.py -vsk log </text:p>
      <text:p text:style-name="P5"/>
      <text:p text:style-name="P22">How to invoke pytest</text:p>
      <text:p text:style-name="P7"/>
      <text:p text:style-name="P7">In general , pytest is invoked with command <text:span text:style-name="T5">pytest</text:span> . This will execute all tests in all files whose names follow the form <text:span text:style-name="T5">test_*.py or \*_test.py</text:span> in the current directory andits subdirectories </text:p>
      <text:p text:style-name="P7"/>
      <text:p text:style-name="P7"><text:span text:style-name="T2">Run tests in a module</text:span> </text:p>
      <text:p text:style-name="P7"><text:soft-page-break/>pytest test_sample.py</text:p>
      <text:p text:style-name="P7"/>
      <text:p text:style-name="P7"/>
      <text:p text:style-name="P17">Run tests in a directory</text:p>
      <text:p text:style-name="P7">pytest testing/</text:p>
      <text:p text:style-name="P7"/>
      <text:p text:style-name="P17">Run tests by keyword expression </text:p>
      <text:p text:style-name="P8">pytest -k log</text:p>
      <text:p text:style-name="P8"/>
      <text:p text:style-name="P8">this will run tests ehich containnames that match the givemn string expression (case-sensitive)</text:p>
      <text:p text:style-name="P8"/>
      <text:p text:style-name="P16">Run tests by node ids </text:p>
      <text:p text:style-name="P8"><text:s/>pytest Demo_pytest/test_sample.py::test_Cal</text:p>
      <text:p text:style-name="P8"/>
      <text:p text:style-name="P8">Each collected test is assigned a <text:span text:style-name="T5">unquie nodeid </text:span>ehich consist of the module filename followed by specifiers like class names, function names separated by :: characters</text:p>
      <text:p text:style-name="P8"/>
      <text:p text:style-name="P16">Run tests by marker expressions </text:p>
      <text:p text:style-name="P8">pytest – m slow</text:p>
      <text:p text:style-name="P8">will run all tests which are decorated with <text:span text:style-name="T5">@pytest.mark.slow </text:span>decorator</text:p>
      <text:p text:style-name="P8"/>
      <text:p text:style-name="P23">How to write and report assertions in tests</text:p>
      <text:p text:style-name="P8"/>
      <text:p text:style-name="P19">Asserting with the assert statement </text:p>
      <text:p text:style-name="P16"/>
      <text:p text:style-name="P8"><text:span text:style-name="T5">pytest</text:span> allows us to use the standard Python <text:span text:style-name="T5">assert</text:span> for verifying expectations and values in python tests . </text:p>
      <text:p text:style-name="P7"/>
      <text:p text:style-name="P5"/>
      <text:p text:style-name="P3"><text:span text:style-name="T7">def </text:span><text:span text:style-name="T11">test_Cal</text:span><text:span text:style-name="T14">():</text:span><text:line-break/><text:span text:style-name="T14"> <text:s text:c="3"/></text:span><text:span text:style-name="T7">assert </text:span><text:span text:style-name="T19">2</text:span><text:span text:style-name="T14">+</text:span><text:span text:style-name="T19">2 </text:span><text:span text:style-name="T14">== </text:span><text:span text:style-name="T19">4</text:span></text:p>
      <text:p text:style-name="P9"/>
      <text:p text:style-name="P9">To assert that our function returns a certain value . If this assertion fails we see the return value of the function call</text:p>
      <text:p text:style-name="P9"/>
      <text:p text:style-name="P21">Assertions about expected exceptions </text:p>
      <text:p text:style-name="P10"/>
      <text:p text:style-name="P12">raises() method : it a block of code or a function call raises the specified exception . If it does not , the method raises a failure exception , indicating that the intended exception was not raised .</text:p>
      <text:p text:style-name="P12"/>
      <text:p text:style-name="P12">With pytest.raises(exception, match)</text:p>
      <text:p text:style-name="P12"><text:soft-page-break/></text:p>
      <text:p text:style-name="P12">exception : this is the exception to be thrown.</text:p>
      <text:p text:style-name="P12">Match : this parameter can be literal string or a regular expressions that matches the string representation of the exception.</text:p>
      <text:p text:style-name="P10"/>
      <text:p text:style-name="P10">in order to write assertions about raised exceptions , we can use pytest.raises() as context manager </text:p>
      <text:p text:style-name="P10"/>
      <text:p text:style-name="P10"><text:span text:style-name="T7">import </text:span><text:span text:style-name="T14">pytest</text:span><text:line-break/><text:line-break/><text:span text:style-name="T7">def </text:span><text:span text:style-name="T11">test_Zero_division</text:span><text:span text:style-name="T14">():</text:span><text:line-break/><text:span text:style-name="T14"> <text:s text:c="3"/></text:span><text:span text:style-name="T7">with </text:span><text:span text:style-name="T14">pytest.raises(</text:span><text:span text:style-name="T23">ZeroDivisionError</text:span><text:span text:style-name="T14">):</text:span><text:line-break/><text:span text:style-name="T14"> <text:s text:c="7"/></text:span><text:span text:style-name="T19">1</text:span><text:span text:style-name="T14">/</text:span><text:span text:style-name="T19">0</text:span></text:p>
      <text:p text:style-name="P10"/>
      <text:p text:style-name="P11"/>
      <text:p text:style-name="P11">and if we need to have access to the actual exception info we may use :</text:p>
      <text:p text:style-name="P25"/>
      <text:p text:style-name="P11"><text:span text:style-name="T7">def </text:span><text:span text:style-name="T11">test_recursion_depth</text:span><text:span text:style-name="T14">():</text:span><text:line-break/><text:span text:style-name="T14"> <text:s text:c="3"/></text:span><text:span text:style-name="T7">with </text:span><text:span text:style-name="T14">pytest.raises(</text:span><text:span text:style-name="T23">RuntimeError</text:span><text:span text:style-name="T14">) </text:span><text:span text:style-name="T7">as </text:span><text:span text:style-name="T14">excinfo:</text:span><text:line-break/><text:line-break/><text:span text:style-name="T14"> <text:s text:c="7"/></text:span><text:span text:style-name="T7">def </text:span><text:span text:style-name="T11">f</text:span><text:span text:style-name="T14">():</text:span><text:line-break/><text:span text:style-name="T14"> <text:s text:c="11"/>f()</text:span><text:line-break/><text:line-break/><text:span text:style-name="T14"> <text:s text:c="7"/>f()</text:span><text:line-break/><text:span text:style-name="T14"> <text:s text:c="3"/></text:span><text:span text:style-name="T7">assert </text:span><text:span text:style-name="T26">"maximum recursion " </text:span><text:span text:style-name="T7">in </text:span><text:span text:style-name="T23">str </text:span><text:span text:style-name="T14">(excinfo.value)</text:span></text:p>
      <text:p text:style-name="P11"/>
      <text:p text:style-name="P11">excinfo is an ExceptionInfo instance , which is a wrapper around the actual exception raised . The main attribute are .type , .value and .traceback</text:p>
      <text:p text:style-name="P11"/>
      <text:p text:style-name="P11"/>
      <text:p text:style-name="P13">Example 2 :</text:p>
      <text:p text:style-name="P13"/>
      <text:p text:style-name="P13"><text:span text:style-name="T7">def </text:span><text:span text:style-name="T11">func</text:span><text:span text:style-name="T14">(x):</text:span><text:line-break/><text:span text:style-name="T14"> <text:s text:c="3"/></text:span><text:span text:style-name="T7">if </text:span><text:span text:style-name="T14">x == </text:span><text:span text:style-name="T19">5</text:span><text:span text:style-name="T14">:</text:span><text:line-break/><text:span text:style-name="T14"> <text:s text:c="7"/></text:span><text:span text:style-name="T7">raise </text:span><text:span text:style-name="T23">ValueError</text:span><text:span text:style-name="T14">(</text:span><text:span text:style-name="T26">"x must be a value other than 5 "</text:span><text:span text:style-name="T14">)</text:span><text:line-break/><text:span text:style-name="T14"> <text:s text:c="3"/></text:span><text:span text:style-name="T7">return </text:span><text:span text:style-name="T14">x</text:span><text:line-break/><text:line-break/><text:span text:style-name="T7">def </text:span><text:span text:style-name="T11">test_fun</text:span><text:span text:style-name="T14">():</text:span><text:line-break/><text:span text:style-name="T14"> <text:s text:c="3"/></text:span><text:span text:style-name="T7">with </text:span><text:span text:style-name="T14">pytest.raises(</text:span><text:span text:style-name="T23">ValueError</text:span><text:span text:style-name="T7">, </text:span><text:span text:style-name="T30">match</text:span><text:span text:style-name="T14">=</text:span><text:span text:style-name="T26">"x must be a value other than 5 "</text:span><text:span text:style-name="T14">):</text:span><text:line-break/><text:span text:style-name="T14"> <text:s text:c="7"/>func(</text:span><text:span text:style-name="T19">9</text:span><text:span text:style-name="T14">)</text:span></text:p>
      <text:p text:style-name="P1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ssertions about expected warnings</text:p>
      <text:p text:style-name="P13"/>
      <text:p text:style-name="P13"><text:span text:style-name="T7">import </text:span><text:span text:style-name="T14">warnings</text:span><text:line-break/><text:line-break/><text:span text:style-name="T7">def </text:span><text:span text:style-name="T11">api_v1</text:span><text:span text:style-name="T14">():</text:span><text:line-break/><text:span text:style-name="T14"> <text:s text:c="3"/>warnings.warn(</text:span><text:span text:style-name="T23">UserWarning</text:span><text:span text:style-name="T14">(</text:span><text:span text:style-name="T26">"API "</text:span><text:span text:style-name="T14">))</text:span><text:line-break/><text:span text:style-name="T14"> <text:s text:c="3"/></text:span><text:span text:style-name="T7">return </text:span><text:span text:style-name="T19">1</text:span><text:line-break/><text:line-break/><text:span text:style-name="T7">def </text:span><text:span text:style-name="T11">test_one</text:span><text:span text:style-name="T14">():</text:span><text:line-break/><text:span text:style-name="T14"> <text:s text:c="3"/></text:span><text:span text:style-name="T7">assert </text:span><text:span text:style-name="T14">api_v1() == </text:span><text:span text:style-name="T19">1</text:span></text:p>
      <text:p text:style-name="P13"/>
      <text:p text:style-name="P14">We can use @pytest.mark.filterwarnings to add warning filters to specific test items , allowing you to have finer control of which warnings should be captures at test , class or even module level </text:p>
      <text:p text:style-name="P14"/>
      <text:list xml:id="list2471744000" text:style-name="L4">
        <text:list-item>
          <text:p text:style-name="P31">Warning Class : it is the super class of all warning caegory classes and a subclass of the exception class.</text:p>
        </text:list-item>
        <text:list-item>
          <text:p text:style-name="P31">UserWarning : warn() function default category</text:p>
        </text:list-item>
        <text:list-item>
          <text:p text:style-name="P31">DepricationWarning : Base category for alerts regarding obsolete features when those warnings are for other developers </text:p>
        </text:list-item>
        <text:list-item>
          <text:p text:style-name="P31">SynatxWarning : </text:p>
        </text:list-item>
        <text:list-item>
          <text:p text:style-name="P31">RuntimeWarning: base class for warnings of suspicious run time attributes .</text:p>
        </text:list-item>
        <text:list-item>
          <text:p text:style-name="P31">FutureWarning : </text:p>
        </text:list-item>
        <text:list-item>
          <text:p text:style-name="P31">PendingDepricationWarning</text:p>
        </text:list-item>
        <text:list-item>
          <text:p text:style-name="P31">ImportWarning </text:p>
        </text:list-item>
        <text:list-item>
          <text:p text:style-name="P31">UnicodeWarning </text:p>
        </text:list-item>
        <text:list-item>
          <text:p text:style-name="P31">BytesWarning</text:p>
        </text:list-item>
        <text:list-item>
          <text:p text:style-name="P31">ResourceWarning </text:p>
        </text:list-item>
      </text:list>
      <text:p text:style-name="P15"/>
      <text:p text:style-name="P63">Pytest Fixtures</text:p>
      <text:p text:style-name="P32"><text:s/></text:p>
      <text:p text:style-name="P33">Pytest fixtures are functions that can be used to manage our app states and dependencies . </text:p>
      <text:p text:style-name="P33"/>
      <text:p text:style-name="P33">Fixtures are used when we want to run some code before every test method . </text:p>
      <text:p text:style-name="P33"/>
      <text:p text:style-name="P33">So instead of repeating the same code in every test we define fixtures . </text:p>
      <text:p text:style-name="P33"/>
      <text:p text:style-name="P33">Usually , fixtures are used to intialize database connections , pass the base, etc .</text:p>
      <text:p text:style-name="P33"/>
      <text:p text:style-name="P33">Most importantly, they can provide data for testing and a wide range of value types when explicitly called by our testing software . </text:p>
      <text:p text:style-name="P33"/>
      <text:p text:style-name="P33">We can use the mock data that fixtures across mutiple tests.</text:p>
      <text:p text:style-name="P33"/>
      <text:p text:style-name="P34"><text:soft-page-break/>A method is marked as a Pytest fixture by marking with</text:p>
      <text:p text:style-name="P34">A test method can use a Pytest fixture by mentioning the fixture as an input parameter.</text:p>
      <text:p text:style-name="P33">@pytest.fixture</text:p>
      <text:p text:style-name="P33">def one():</text:p>
      <text:p text:style-name="P33"><text:tab/>return 1</text:p>
      <text:p text:style-name="P33"/>
      <text:p text:style-name="P33">Fixtures are very flexible and have mutiple uses cases .</text:p>
      <text:p text:style-name="P33"/>
      <text:p text:style-name="P34">Multiple fixtures can be requested by a single method.</text:p>
      <text:p text:style-name="P34"/>
      <text:p text:style-name="P34">Fixtures can also request other fixtures.</text:p>
      <text:p text:style-name="P32"/>
      <text:p text:style-name="P32"/>
      <text:p text:style-name="P62">Requesting Fixtures </text:p>
      <text:p text:style-name="P35"/>
      <text:p text:style-name="P35"><text:span text:style-name="T7">import </text:span><text:span text:style-name="T14">pytest</text:span><text:line-break/><text:line-break/><text:line-break/><text:span text:style-name="T7">class </text:span><text:span text:style-name="T14">Fruit:</text:span><text:line-break/><text:span text:style-name="T14"> <text:s text:c="3"/></text:span><text:span text:style-name="T7">def </text:span><text:span text:style-name="T33">__init__</text:span><text:span text:style-name="T14">(</text:span><text:span text:style-name="T34">self</text:span><text:span text:style-name="T7">, </text:span><text:span text:style-name="T14">name):</text:span><text:line-break/><text:span text:style-name="T14"> <text:s text:c="7"/></text:span><text:span text:style-name="T34">self</text:span><text:span text:style-name="T14">.name = name</text:span><text:line-break/><text:line-break/><text:line-break/><text:span text:style-name="T35">@pytest.fixture</text:span><text:line-break/><text:span text:style-name="T7">def </text:span><text:span text:style-name="T11">fruit_bowl</text:span><text:span text:style-name="T14">():</text:span><text:line-break/><text:span text:style-name="T14"> <text:s text:c="3"/></text:span><text:span text:style-name="T7">return </text:span><text:span text:style-name="T14">[Fruit(</text:span><text:span text:style-name="T26">"apple"</text:span><text:span text:style-name="T14">)</text:span><text:span text:style-name="T7">, </text:span><text:span text:style-name="T14">Fruit(</text:span><text:span text:style-name="T26">"banana"</text:span><text:span text:style-name="T14">)]</text:span><text:line-break/><text:line-break/><text:line-break/><text:span text:style-name="T7">def </text:span><text:span text:style-name="T11">test_fruit_in_basket</text:span><text:span text:style-name="T14">(fruit_bowl):</text:span><text:line-break/><text:span text:style-name="T14"> <text:s text:c="3"/></text:span><text:span text:style-name="T7">assert </text:span><text:span text:style-name="T23">all</text:span><text:span text:style-name="T14">(fruit_bowl)</text:span><text:line-break/><text:line-break/><text:line-break/><text:span text:style-name="T37"># test_fruit_in_basket "requests " fruit_bowl and when pytest sees this , it will execute fruit_bowl fixture function</text:span><text:line-break/><text:span text:style-name="T37"># and pass the object it returns into test_fruit_in_basket as the fruit_bowl argument</text:span></text:p>
      <text:p text:style-name="P35"/>
      <text:p text:style-name="P61">Autouse fixtures (fixtures we don’t have to request )</text:p>
      <text:p text:style-name="P36"/>
      <text:p text:style-name="P66">You can specify that a fixture be used automatically on every test. This is useful if all tests have a common setup component.</text:p>
      <text:p text:style-name="P66"/>
      <text:p text:style-name="P36">Sometimes we want to have a fixture that we know all our tests will depend on . ‘Autouse’ fixtures are a convenient way to make all tests automatically request them .this can cut out a lot of redundant requests and even provide more advanced fixture usage</text:p>
      <text:p text:style-name="P36"><text:soft-page-break/></text:p>
      <text:p text:style-name="P36"/>
      <text:p text:style-name="P36">We can make a fixture an autouse fixture by passing <text:span text:style-name="T6">autouse=True</text:span> to the fixture’s decorator </text:p>
      <text:p text:style-name="P36"/>
      <text:p text:style-name="P64">Sharing Fixtures and Fixture Lifecycle</text:p>
      <text:p text:style-name="P37"/>
      <text:p text:style-name="P37">To share fixtures across different modules , stick them in the <text:span text:style-name="T6">conftest.py </text:span>file.</text:p>
      <text:p text:style-name="P37"/>
      <text:p text:style-name="P38">function(default) – the fixture is destroyed at the end of the test</text:p>
      <text:p text:style-name="P38">class – the fixture is destroyed after the last test in the class</text:p>
      <text:p text:style-name="P38">module – the fixture is destroyed after the last test in the module </text:p>
      <text:p text:style-name="P38">package – the fixture is destroyed after the last test in the package</text:p>
      <text:p text:style-name="P38">session – the fixture is destroyed at the end of the test session</text:p>
      <text:p text:style-name="P38"/>
      <text:p text:style-name="P39">conftest.py</text:p>
      <text:p text:style-name="P39"/>
      <text:p text:style-name="P39"><text:span text:style-name="T7">import </text:span><text:span text:style-name="T14">pytest</text:span><text:line-break/><text:line-break/><text:span text:style-name="T35">@pytest.fixture</text:span><text:span text:style-name="T14">(</text:span><text:span text:style-name="T30">scope</text:span><text:span text:style-name="T14">=</text:span><text:span text:style-name="T26">"function"</text:span><text:span text:style-name="T14">)</text:span><text:line-break/><text:span text:style-name="T7">def </text:span><text:span text:style-name="T11">setup</text:span><text:span text:style-name="T14">():</text:span><text:line-break/><text:span text:style-name="T14"> <text:s text:c="3"/></text:span><text:span text:style-name="T23">print</text:span><text:span text:style-name="T14">(</text:span><text:span text:style-name="T26">"this will run first"</text:span><text:span text:style-name="T14">)</text:span><text:line-break/><text:span text:style-name="T14"> <text:s text:c="3"/></text:span><text:span text:style-name="T7">yield</text:span><text:line-break/><text:span text:style-name="T7"> <text:s text:c="3"/></text:span><text:span text:style-name="T23">print</text:span><text:span text:style-name="T14">(</text:span><text:span text:style-name="T26">"this will run in the end"</text:span><text:span text:style-name="T14">)</text:span></text:p>
      <text:p text:style-name="P39"/>
      <text:p text:style-name="P39">text_fixtures2.py</text:p>
      <text:p text:style-name="P39"/>
      <text:p text:style-name="P39"><text:span text:style-name="T7">import </text:span><text:span text:style-name="T14">pytest</text:span><text:line-break/><text:line-break/><text:line-break/><text:span text:style-name="T35">@pytest.mark.usefixtures</text:span><text:span text:style-name="T14">(</text:span><text:span text:style-name="T26">"setup"</text:span><text:span text:style-name="T14">)</text:span><text:line-break/><text:span text:style-name="T7">class </text:span><text:span text:style-name="T14">Test_login:</text:span><text:line-break/><text:line-break/><text:span text:style-name="T14"> <text:s text:c="3"/></text:span><text:span text:style-name="T7">def </text:span><text:span text:style-name="T11">test_first</text:span><text:span text:style-name="T14">(</text:span><text:span text:style-name="T34">self</text:span><text:span text:style-name="T14">):</text:span><text:line-break/><text:span text:style-name="T14"> <text:s text:c="7"/></text:span><text:span text:style-name="T23">print</text:span><text:span text:style-name="T14">(</text:span><text:span text:style-name="T26">"first line"</text:span><text:span text:style-name="T14">)</text:span><text:line-break/><text:line-break/><text:span text:style-name="T14"> <text:s text:c="3"/></text:span><text:span text:style-name="T7">def </text:span><text:span text:style-name="T11">test_second</text:span><text:span text:style-name="T14">(</text:span><text:span text:style-name="T34">self</text:span><text:span text:style-name="T14">):</text:span><text:line-break/><text:span text:style-name="T14"> <text:s text:c="7"/></text:span><text:span text:style-name="T23">print</text:span><text:span text:style-name="T14">(</text:span><text:span text:style-name="T26">"second line"</text:span><text:span text:style-name="T14">)</text:span></text:p>
      <text:p text:style-name="P39"><text:span text:style-name="T14"/></text:p>
      <text:p text:style-name="P39"><text:span text:style-name="T14"/></text:p>
      <text:p text:style-name="P39"><text:span text:style-name="T14">Demo_pytest/test_fixtures2.py::Test_login::test_first this will run first</text:span></text:p>
      <text:p text:style-name="P39"><text:span text:style-name="T14">first line</text:span></text:p>
      <text:p text:style-name="P39"><text:span text:style-name="T14">PASSEDthis will run in the end</text:span></text:p>
      <text:p text:style-name="P39"><text:span text:style-name="T14"/></text:p>
      <text:p text:style-name="P39"><text:span text:style-name="T14">Demo_pytest/test_fixtures2.py::Test_login::test_second this will run first</text:span></text:p>
      <text:p text:style-name="P39"><text:span text:style-name="T14">second line</text:span></text:p>
      <text:p text:style-name="P39"><text:span text:style-name="T14">PASSEDthis will run in the end</text:span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oft-page-break/>2 . Scope = “class”</text:p>
      <text:p text:style-name="P39"/>
      <text:p text:style-name="P39">conftest.py</text:p>
      <text:p text:style-name="P39"/>
      <text:p text:style-name="P39"><text:span text:style-name="T7">import </text:span><text:span text:style-name="T14">pytest</text:span><text:line-break/><text:line-break/><text:span text:style-name="T35">@pytest.fixture</text:span><text:span text:style-name="T14">(</text:span><text:span text:style-name="T30">scope</text:span><text:span text:style-name="T14">=</text:span><text:span text:style-name="T26">"scope"</text:span><text:span text:style-name="T14">)</text:span><text:line-break/><text:span text:style-name="T7">def </text:span><text:span text:style-name="T11">setup</text:span><text:span text:style-name="T14">():</text:span><text:line-break/><text:span text:style-name="T14"> <text:s text:c="3"/></text:span><text:span text:style-name="T23">print</text:span><text:span text:style-name="T14">(</text:span><text:span text:style-name="T26">"this will run first"</text:span><text:span text:style-name="T14">)</text:span><text:line-break/><text:span text:style-name="T14"> <text:s text:c="3"/></text:span><text:span text:style-name="T7">yield</text:span><text:line-break/><text:span text:style-name="T7"> <text:s text:c="3"/></text:span><text:span text:style-name="T23">print</text:span><text:span text:style-name="T14">(</text:span><text:span text:style-name="T26">"this will run in the end"</text:span><text:span text:style-name="T14">)</text:span></text:p>
      <text:p text:style-name="P39"/>
      <text:p text:style-name="P39">text_fixtures2.py</text:p>
      <text:p text:style-name="P39"/>
      <text:p text:style-name="P40"><text:span text:style-name="T7">import </text:span><text:span text:style-name="T14">pytest</text:span><text:line-break/><text:line-break/><text:line-break/><text:span text:style-name="T35">@pytest.mark.usefixtures</text:span><text:span text:style-name="T14">(</text:span><text:span text:style-name="T26">"setup"</text:span><text:span text:style-name="T14">)</text:span><text:line-break/><text:span text:style-name="T7">class </text:span><text:span text:style-name="T14">Test_login:</text:span><text:line-break/><text:line-break/><text:span text:style-name="T14"> <text:s text:c="3"/></text:span><text:span text:style-name="T7">def </text:span><text:span text:style-name="T11">test_first</text:span><text:span text:style-name="T14">(</text:span><text:span text:style-name="T34">self</text:span><text:span text:style-name="T14">):</text:span><text:line-break/><text:span text:style-name="T14"> <text:s text:c="7"/></text:span><text:span text:style-name="T23">print</text:span><text:span text:style-name="T14">(</text:span><text:span text:style-name="T26">"first line"</text:span><text:span text:style-name="T14">)</text:span><text:line-break/><text:line-break/><text:span text:style-name="T14"> <text:s text:c="3"/></text:span><text:span text:style-name="T7">def </text:span><text:span text:style-name="T11">test_second</text:span><text:span text:style-name="T14">(</text:span><text:span text:style-name="T34">self</text:span><text:span text:style-name="T14">):</text:span><text:line-break/><text:span text:style-name="T14"> <text:s text:c="7"/></text:span><text:span text:style-name="T23">print</text:span><text:span text:style-name="T14">(</text:span><text:span text:style-name="T26">"second line"</text:span><text:span text:style-name="T14">)</text:span></text:p>
      <text:p text:style-name="P43"><text:span text:style-name="T14"/></text:p>
      <text:p text:style-name="P40"><text:span text:style-name="T14"/></text:p>
      <text:p text:style-name="P40"><text:span text:style-name="T14">Demo_pytest/test_fixtures2.py::Test_login::test_first this will run first</text:span></text:p>
      <text:p text:style-name="P40"><text:span text:style-name="T14">first line</text:span></text:p>
      <text:p text:style-name="P40"><text:span text:style-name="T14">PASSED</text:span></text:p>
      <text:p text:style-name="P40"><text:span text:style-name="T14">Demo_pytest/test_fixtures2.py::Test_login::test_second second line</text:span></text:p>
      <text:p text:style-name="P40"><text:span text:style-name="T14">PASSEDthis will run in the end</text:span></text:p>
      <text:p text:style-name="P40"><text:span text:style-name="T14"/></text:p>
      <text:p text:style-name="P40"><text:span text:style-name="T14"/></text:p>
      <text:p text:style-name="P39"/>
      <text:p text:style-name="P59">Teardown/ CleanUp</text:p>
      <text:p text:style-name="P43"/>
      <text:p text:style-name="P44">When we run our tests we will want to make sure they <text:span text:style-name="T38">clean up after themselves so they don’t mess with any other tests .</text:span></text:p>
      <text:p text:style-name="P45">Fixtures in pytest offer a very useful teardown system , which allows us to define the specific steps necessary for each fixture to clean up after itself</text:p>
      <text:p text:style-name="P45"/>
      <text:list xml:id="list36131786" text:style-name="L5">
        <text:list-item>
          <text:p text:style-name="P46">yield fixture</text:p>
        </text:list-item>
      </text:list>
      <text:p text:style-name="P45"/>
      <text:p text:style-name="P60">Parameterization </text:p>
      <text:p text:style-name="P47"/>
      <text:p text:style-name="P47">We want to run the same test with different sets of inputs</text:p>
      <text:p text:style-name="P47"/>
      <text:p text:style-name="P47"><text:soft-page-break/><text:span text:style-name="T7">import </text:span><text:span text:style-name="T14">pytest</text:span><text:line-break/><text:line-break/><text:line-break/><text:span text:style-name="T7">class </text:span><text:span text:style-name="T14">Testdemo:</text:span><text:line-break/><text:line-break/><text:span text:style-name="T14"> <text:s text:c="3"/></text:span><text:span text:style-name="T35">@pytest.mark.parametrize</text:span><text:span text:style-name="T14">(</text:span><text:span text:style-name="T26">'count'</text:span><text:span text:style-name="T7">, </text:span><text:span text:style-name="T14">[</text:span><text:span text:style-name="T19">123</text:span><text:span text:style-name="T7">, </text:span><text:span text:style-name="T19">345</text:span><text:span text:style-name="T14">])</text:span><text:line-break/><text:span text:style-name="T14"> <text:s text:c="3"/></text:span><text:span text:style-name="T7">def </text:span><text:span text:style-name="T11">test1</text:span><text:span text:style-name="T14">(</text:span><text:span text:style-name="T34">self</text:span><text:span text:style-name="T7">, </text:span><text:span text:style-name="T14">count):</text:span><text:line-break/><text:span text:style-name="T14"> <text:s text:c="7"/></text:span><text:span text:style-name="T23">print</text:span><text:span text:style-name="T14">(count)</text:span></text:p>
      <text:p text:style-name="P47"><text:span text:style-name="T14"/></text:p>
      <text:p text:style-name="P47"><text:span text:style-name="T14">collected 2 items <text:s text:c="134"/></text:span></text:p>
      <text:p text:style-name="P47"><text:span text:style-name="T14"/></text:p>
      <text:p text:style-name="P47"><text:span text:style-name="T14">Demo_pytest/test_param.py::Testdemo::test1[123] 123</text:span></text:p>
      <text:p text:style-name="P47"><text:span text:style-name="T14">PASSED</text:span></text:p>
      <text:p text:style-name="P47"><text:span text:style-name="T14">Demo_pytest/test_param.py::Testdemo::test1[345] 345</text:span></text:p>
      <text:p text:style-name="P47"><text:span text:style-name="T14">PASSED</text:span></text:p>
      <text:p text:style-name="P47"><text:span text:style-name="T14"/></text:p>
      <text:p text:style-name="P58">How to mark test functions with attributes</text:p>
      <text:p text:style-name="P48"/>
      <text:p text:style-name="P49">Marks is a helper using which we can easily set metdata on our test function , some bultin markers</text:p>
      <text:p text:style-name="P49"/>
      <text:list xml:id="list3350919985" text:style-name="L6">
        <text:list-item>
          <text:p text:style-name="P50">usefixtures – use fixtures on a test function or class</text:p>
        </text:list-item>
        <text:list-item>
          <text:p text:style-name="P50">filterwarnings – filter certain warnings of a test function</text:p>
        </text:list-item>
        <text:list-item>
          <text:p text:style-name="P50">skip – always skip a test function </text:p>
        </text:list-item>
        <text:list-item>
          <text:p text:style-name="P50">skipif – skip a test function if a certain condition is met</text:p>
        </text:list-item>
        <text:list-item>
          <text:p text:style-name="P50">xfail – produce an “expected failure” outcome if a certain condition is met</text:p>
        </text:list-item>
        <text:list-item>
          <text:p text:style-name="P50">parametrize – perform multiple calls to the same test function </text:p>
        </text:list-item>
      </text:list>
      <text:p text:style-name="P49"/>
      <text:p text:style-name="P57">How to create custom marks for pytest?</text:p>
      <text:p text:style-name="P49"/>
      <text:p text:style-name="P49">The one way is to register our marks in pytest.ini file </text:p>
      <text:p text:style-name="P49"/>
      <text:p text:style-name="P49">[pytest]</text:p>
      <text:p text:style-name="P49">markers = slow : marks tests as slow</text:p>
      <text:p text:style-name="P49">serial</text:p>
      <text:p text:style-name="P49"/>
      <text:p text:style-name="P65">pytest <text:span text:style-name="T39">enables test parametrization as several levels </text:span></text:p>
      <text:p text:style-name="P65"/>
      <text:list xml:id="list117206476" text:style-name="L7">
        <text:list-item>
          <text:p text:style-name="P51"><text:span text:style-name="T40">pytest.fixture() </text:span><text:s/>allows one to paramertrize fixture functions</text:p>
        </text:list-item>
        <text:list-item>
          <text:p text:style-name="P51"><text:span text:style-name="T41">@pytest.mark.parametrize </text:span>allows one to defime multiple sets of arguments and fixtures at the test function or class</text:p>
        </text:list-item>
        <text:list-item>
          <text:p text:style-name="P51"><text:span text:style-name="T41">pytest_generate_tests </text:span>allows one to define custom parametrization schemes </text:p>
        </text:list-item>
      </text:list>
      <text:p text:style-name="P52"/>
      <text:p text:style-name="P41"><text:span text:style-name="T7">import </text:span><text:span text:style-name="T14">pytest</text:span><text:line-break/></text:p>
      <text:p text:style-name="P41"><text:span text:style-name="T35">@pytest.mark.parametrize</text:span><text:span text:style-name="T14">(</text:span><text:span text:style-name="T26">"test_input,expected"</text:span><text:span text:style-name="T7">, </text:span><text:span text:style-name="T14">[(</text:span><text:span text:style-name="T26">"3+5"</text:span><text:span text:style-name="T7">, </text:span><text:span text:style-name="T19">8</text:span><text:span text:style-name="T14">)</text:span><text:span text:style-name="T7">, </text:span><text:span text:style-name="T14">(</text:span><text:span text:style-name="T26">"2+4"</text:span><text:span text:style-name="T7">, </text:span><text:span text:style-name="T19">6</text:span><text:span text:style-name="T14">)</text:span><text:span text:style-name="T7">, </text:span><text:span text:style-name="T14">(</text:span><text:span text:style-name="T26">"6*9"</text:span><text:span text:style-name="T7">, </text:span><text:span text:style-name="T19">42</text:span><text:span text:style-name="T14">)])</text:span><text:line-break/><text:span text:style-name="T7">def </text:span><text:span text:style-name="T11">test_eval</text:span><text:span text:style-name="T14">(test_input</text:span><text:span text:style-name="T7">, </text:span><text:span text:style-name="T14">expected):</text:span><text:line-break/><text:span text:style-name="T14"> <text:s text:c="3"/></text:span><text:span text:style-name="T7">assert </text:span><text:span text:style-name="T23">eval</text:span><text:span text:style-name="T14">(test_input) == expected</text:span></text:p>
      <text:p text:style-name="P41"><text:soft-page-break/><text:span text:style-name="T14"/></text:p>
      <text:p text:style-name="P54">we can use @pytest.mark.xfail decorator to indicate that a test is expected to fail </text:p>
      <text:p text:style-name="P54"/>
      <text:p text:style-name="P42"><text:span text:style-name="T7">import </text:span><text:span text:style-name="T14">pytest</text:span><text:line-break/></text:p>
      <text:p text:style-name="P68"><text:span text:style-name="T36">@pytest.mark.parametrize</text:span><text:span text:style-name="T18">(</text:span><text:span text:style-name="T29">"test_input,expected"</text:span><text:span text:style-name="T10">, </text:span><text:span text:style-name="T18">[(</text:span><text:span text:style-name="T29">"3+5"</text:span><text:span text:style-name="T10">, </text:span><text:span text:style-name="T22">8</text:span><text:span text:style-name="T18">)</text:span><text:span text:style-name="T10">, </text:span><text:span text:style-name="T18">(</text:span><text:span text:style-name="T29">"2+4"</text:span><text:span text:style-name="T10">, </text:span><text:span text:style-name="T22">6</text:span><text:span text:style-name="T18">)</text:span><text:span text:style-name="T10">, </text:span><text:span text:style-name="T17">pytest.param(</text:span><text:span text:style-name="T28">"6*9"</text:span><text:span text:style-name="T9">, </text:span><text:span text:style-name="T21">42</text:span><text:span text:style-name="T9">, </text:span><text:span text:style-name="T32">marks</text:span><text:span text:style-name="T17">=pytest.mark.xfail)</text:span></text:p>
      <text:p text:style-name="P68"><text:span text:style-name="T18">])</text:span><text:span text:style-name="T42"><text:line-break/></text:span><text:span text:style-name="T10">def </text:span><text:span text:style-name="T13">test_eval</text:span><text:span text:style-name="T18">(test_input</text:span><text:span text:style-name="T10">, </text:span><text:span text:style-name="T18">expected):</text:span><text:span text:style-name="T42"><text:line-break/></text:span><text:span text:style-name="T18"> <text:s text:c="3"/></text:span><text:span text:style-name="T10">assert </text:span><text:span text:style-name="T25">eval</text:span><text:span text:style-name="T18">(test_input) == expected</text:span></text:p>
      <text:p text:style-name="P68"><text:span text:style-name="T18"/></text:p>
      <text:p text:style-name="P68"><text:span text:style-name="T18">collected 3 items <text:s text:c="135"/></text:span></text:p>
      <text:p text:style-name="P68"><text:span text:style-name="T18"/></text:p>
      <text:p text:style-name="P68"><text:span text:style-name="T18">Demo_pytest/test_param.py::test_eval[3+5-8] PASSED</text:span></text:p>
      <text:p text:style-name="P68"><text:span text:style-name="T18">Demo_pytest/test_param.py::test_eval[2+4-6] PASSED</text:span></text:p>
      <text:p text:style-name="P55"><text:span text:style-name="T16">Demo_pytest/test_param.py::test_eval[6*9-42] XFAIL</text:span></text:p>
      <text:p text:style-name="P54"/>
      <text:p text:style-name="P56">To get all combination of multiple parametrized arguments we can stack parametrize decorators:</text:p>
      <text:p text:style-name="P56"/>
      <text:p text:style-name="P56"><text:span text:style-name="T35">@pytest.mark.parametrize</text:span><text:span text:style-name="T14">(</text:span><text:span text:style-name="T26">"x"</text:span><text:span text:style-name="T7">, </text:span><text:span text:style-name="T14">[</text:span><text:span text:style-name="T19">0</text:span><text:span text:style-name="T7">, </text:span><text:span text:style-name="T19">1</text:span><text:span text:style-name="T14">])</text:span><text:line-break/><text:span text:style-name="T35">@pytest.mark.parametrize</text:span><text:span text:style-name="T14">(</text:span><text:span text:style-name="T26">"y"</text:span><text:span text:style-name="T7">, </text:span><text:span text:style-name="T14">[</text:span><text:span text:style-name="T19">2</text:span><text:span text:style-name="T7">, </text:span><text:span text:style-name="T19">3</text:span><text:span text:style-name="T14">])</text:span><text:line-break/><text:span text:style-name="T7">def </text:span><text:span text:style-name="T11">test_foo</text:span><text:span text:style-name="T14">(x</text:span><text:span text:style-name="T7">, </text:span><text:span text:style-name="T14">y):</text:span><text:line-break/><text:span text:style-name="T14"> <text:s text:c="3"/></text:span><text:span text:style-name="T7">pass</text:span></text:p>
      <text:p text:style-name="P56"/>
      <text:p text:style-name="P56">Demo_pytest/test_param.py::test_foo[2-0] PASSED</text:p>
      <text:p text:style-name="P56">Demo_pytest/test_param.py::test_foo[2-1] PASSED</text:p>
      <text:p text:style-name="P56">Demo_pytest/test_param.py::test_foo[3-0] PASSED</text:p>
      <text:p text:style-name="P56">Demo_pytest/test_param.py::test_foo[3-1] PASSED</text:p>
      <text:p text:style-name="P67"><text:span text:style-name="T18"/></text:p>
      <text:p text:style-name="P47"/>
      <text:p text:style-name="P39"/>
      <text:p text:style-name="P39"><text:span text:style-name="T7"/></text:p>
      <text:p text:style-name="P39"><text:span text:style-name="T7"/></text:p>
      <text:p text:style-name="P41"><text:span text:style-name="T14"/></text:p>
      <text:p text:style-name="P41"><text:span text:style-name="T14"/></text:p>
      <text:p text:style-name="P41"><text:span text:style-name="T14"/></text:p>
      <text:p text:style-name="P54"><text:span text:style-name="T14"/></text:p>
      <text:p text:style-name="P41"><text:span text:style-name="T14"/></text:p>
      <text:p text:style-name="P39"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<text:span text:style-name="T14"/></text:p>
      <text:p text:style-name="P53"><text:span text:style-name="T14"><text:s text:c="8"/></text:span></text:p>
      <text:p text:style-name="P43"><text:span text:style-name="T14"/></text:p>
      <text:p text:style-name="P43"><text:span text:style-name="T14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3:53:40.106433978</meta:creation-date>
    <meta:editing-duration>P1DT21H47M4S</meta:editing-duration>
    <meta:editing-cycles>4</meta:editing-cycles>
    <meta:generator>LibreOffice/6.4.7.2$Linux_X86_64 LibreOffice_project/40$Build-2</meta:generator>
    <dc:date>2023-01-09T19:41:34.132573268</dc:date>
    <meta:document-statistic meta:table-count="0" meta:image-count="0" meta:object-count="0" meta:page-count="9" meta:paragraph-count="161" meta:word-count="1507" meta:character-count="10583" meta:non-whitespace-character-count="8644"/>
  </office:meta>
</office:document-meta>
</file>